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.getBigInteg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By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Long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getShor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toJavaObject( Class &lt; T &gt; clazz , ParserConfig config , int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Object.putAll( Map &lt; ? extends String , ?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invoke( Object proxy , Method method , Object [ ] arg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JSONObject.fluent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Boolean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getDoubl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Floa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Da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OrDefault( Object key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SqlDa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JSONArray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Object.getObject( String key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Timestamp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Byte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containsKey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Object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Double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Object.getShor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fluentPutAll( Map &lt; ? extends String , ?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Integ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Object( String key , TypeReference type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.JSONObject( int initialCapacity , boolean orde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.getObject( String key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Object.JSONObject( boolean or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JSO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BigDecimal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JSONObject( Map &lt; String , Object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.getFloa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getJSONObjec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Object.fluent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JSONObject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Lo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getBoolean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.getBytes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.getIn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.fluent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Inn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toJavaObject( Class &lt; T &gt; clazz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Objec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.getStr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